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init" table:style-name="ta1">
        <table:shapes>
          <draw:frame draw:z-index="0" draw:style-name="gr1" draw:text-style-name="P1" svg:width="453.17pt" svg:height="255pt" svg:x="349.94pt" svg:y="44.53pt">
            <draw:object draw:notify-on-update-of-ranges="abinit.B20:abinit.D20 abinit.A21:abinit.A21 abinit.B21:abinit.D21 abinit.A22:abinit.A22 abinit.B22:abinit.D22 abinit.A23:abinit.A23 abinit.B23:abinit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mmps" table:style-name="ta1">
        <table:shapes>
          <draw:frame draw:z-index="0" draw:style-name="gr1" draw:text-style-name="P1" svg:width="453.17pt" svg:height="254.98pt" svg:x="340.64pt" svg:y="55.81pt">
            <draw:object draw:notify-on-update-of-ranges="lammps.B17:lammps.D17 lammps.A18:lammps.A18 lammps.B18:lammps.D18 lammps.A19:lammps.A19 lammps.B19:lammps.D19 lammps.A20:lammps.A20 lammps.B20:lammps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bmesh" table:style-name="ta1">
        <table:shapes>
          <draw:frame draw:z-index="0" draw:style-name="gr1" draw:text-style-name="P1" svg:width="453.15pt" svg:height="254.98pt" svg:x="405.69pt" svg:y="37.9pt">
            <draw:object draw:notify-on-update-of-ranges="libmesh.B17:libmesh.D17 libmesh.A18:libmesh.A18 libmesh.B18:libmesh.D18 libmesh.A19:libmesh.A19 libmesh.B19:libmesh.D19 libmesh.A20:libmesh.A20 libmesh.B20:libmesh.D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da" table:style-name="ta1">
        <table:shapes>
          <draw:frame draw:z-index="0" draw:style-name="gr1" draw:text-style-name="P1" svg:width="453.17pt" svg:height="255pt" svg:x="349.94pt" svg:y="17.4pt">
            <draw:object draw:notify-on-update-of-ranges="mda.B16:mda.D16 mda.A17:mda.A17 mda.B17:mda.D17 mda.A18:mda.A18 mda.B18:mda.D18 mda.A19:mda.A19 mda.B19:mda.D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ime" table:style-name="ta1">
        <table:shapes>
          <draw:frame draw:z-index="0" draw:style-name="gr1" draw:text-style-name="P1" svg:width="453.51pt" svg:height="255.09pt" svg:x="322.84pt" svg:y="2.83pt">
            <draw:object draw:notify-on-update-of-ranges="time.B1:time.E1 time.A2:time.A2 time.B2:time.E2 time.A3:time.A3 time.B3:time.E3 time.A4:time.A4 time.B4:time.E4 time.A5:time.A5 time.B5:time.E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abinit</text:p>
          </table:table-cell>
          <table:table-cell office:value-type="string" calcext:value-type="string">
            <text:p>lammps</text:p>
          </table:table-cell>
          <table:table-cell office:value-type="string" calcext:value-type="string">
            <text:p>libmesh</text:p>
          </table:table-cell>
          <table:table-cell office:value-type="string" calcext:value-type="string">
            <text:p>mdnala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498" calcext:value-type="float">
            <text:p>498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3102" calcext:value-type="float">
            <text:p>13102</text:p>
          </table:table-cell>
          <table:table-cell office:value-type="float" office:value="8046" calcext:value-type="float">
            <text:p>8046</text:p>
          </table:table-cell>
          <table:table-cell office:value-type="float" office:value="4662" calcext:value-type="float">
            <text:p>4662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17" calcext:value-type="float">
            <text:p>817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FDT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office:value-type="float" office:value="1991" calcext:value-type="float">
            <text:p>199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Nastaliq Urdu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20:36:56.09381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1:21:53.166935938</meta:creation-date>
    <dc:date>2018-12-01T14:49:31.566015563</dc:date>
    <meta:editing-duration>PT14H40M12S</meta:editing-duration>
    <meta:editing-cycles>17</meta:editing-cycles>
    <meta:generator>LibreOffice/6.0.7.3.0$Linux_X86_64 LibreOffice_project/00m0$Build-3</meta:generator>
    <meta:document-statistic meta:table-count="5" meta:cell-count="2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bar" chart:style-name="ch1">
        <chart:title svg:x="3.585cm" svg:y="0.315cm" chart:style-name="ch2">
          <text:p>Recall Improvement after Parameter Tuning</text:p>
        </chart:title>
        <chart:subtitle svg:x="6.786cm" svg:y="1.273cm" chart:style-name="ch3">
          <text:p>abinit dataset</text:p>
        </chart:subtitle>
        <chart:legend chart:legend-position="end" svg:x="13.884cm" svg:y="3.701cm" style:legend-expansion="high" chart:style-name="ch4"/>
        <chart:plot-area chart:style-name="ch5" table:cell-range-address="abinit.B20:abinit.D23 abinit.A21:abinit.A23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8cm" svg:y="2.135cm" svg:width="11.219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init.B20:abinit.D20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abinit.B21:abinit.D21" chart:label-cell-address="abinit.A21:abinit.A21" chart:class="chart:bar">
            <chart:data-point chart:repeated="3"/>
          </chart:series>
          <chart:series chart:style-name="ch11" chart:values-cell-range-address="abinit.B22:abinit.D22" chart:label-cell-address="abinit.A22:abinit.A22" chart:class="chart:bar">
            <chart:data-point chart:repeated="3"/>
          </chart:series>
          <chart:series chart:style-name="ch12" chart:values-cell-range-address="abinit.B23:abinit.D23" chart:label-cell-address="abinit.A23:abinit.A2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abinit.B20:abinit.D20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50.00%</text:p>
                <draw:g>
                  <svg:desc>abinit.A21:abinit.A21</svg:desc>
                </draw:g>
              </table:table-cell>
              <table:table-cell office:value-type="float" office:value="30">
                <text:p>30</text:p>
                <draw:g>
                  <svg:desc>abinit.B21:abinit.D2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.00%</text:p>
                <draw:g>
                  <svg:desc>abinit.A22:abinit.A22</svg:desc>
                </draw:g>
              </table:table-cell>
              <table:table-cell office:value-type="float" office:value="1">
                <text:p>1</text:p>
                <draw:g>
                  <svg:desc>abinit.B22:abinit.D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.00%</text:p>
                <draw:g>
                  <svg:desc>abinit.A23:abinit.A23</svg:desc>
                </draw:g>
              </table:table-cell>
              <table:table-cell office:value-type="float" office:value="26">
                <text:p>26</text:p>
                <draw:g>
                  <svg:desc>abinit.B23:abinit.D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bar" chart:style-name="ch1">
        <chart:title svg:x="3.585cm" svg:y="0.315cm" chart:style-name="ch2">
          <text:p>Recall Improvement after Parameter Tuning</text:p>
        </chart:title>
        <chart:subtitle svg:x="6.561cm" svg:y="1.273cm" chart:style-name="ch3">
          <text:p>lammps dataset</text:p>
        </chart:subtitle>
        <chart:legend chart:legend-position="end" svg:x="13.884cm" svg:y="3.701cm" style:legend-expansion="high" chart:style-name="ch4"/>
        <chart:plot-area chart:style-name="ch5" table:cell-range-address="lammps.B17:lammps.D20 lammps.A18:lammps.A20" chart:data-source-has-labels="both" svg:x="1.33cm" svg:y="2.135cm" svg:width="12.235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9cm" svg:y="2.135cm" svg:width="11.217cm" svg:height="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ammps.B17:lammps.D17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ammps.B18:lammps.D18" chart:label-cell-address="lammps.A18:lammps.A18" chart:class="chart:bar">
            <chart:data-point chart:repeated="3"/>
          </chart:series>
          <chart:series chart:style-name="ch11" chart:values-cell-range-address="lammps.B19:lammps.D19" chart:label-cell-address="lammps.A19:lammps.A19" chart:class="chart:bar">
            <chart:data-point chart:repeated="3"/>
          </chart:series>
          <chart:series chart:style-name="ch12" chart:values-cell-range-address="lammps.B20:lammps.D20" chart:label-cell-address="lammps.A20:lammps.A2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lammps.B17:lammps.D17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50.00%</text:p>
                <draw:g>
                  <svg:desc>lammps.A18:lammps.A18</svg:desc>
                </draw:g>
              </table:table-cell>
              <table:table-cell office:value-type="float" office:value="11">
                <text:p>11</text:p>
                <draw:g>
                  <svg:desc>lammps.B18:lammps.D1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.00%</text:p>
                <draw:g>
                  <svg:desc>lammps.A19:lammps.A19</svg:desc>
                </draw:g>
              </table:table-cell>
              <table:table-cell office:value-type="float" office:value="12">
                <text:p>12</text:p>
                <draw:g>
                  <svg:desc>lammps.B19:lammps.D1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.00%</text:p>
                <draw:g>
                  <svg:desc>lammps.A20:lammps.A20</svg:desc>
                </draw:g>
              </table:table-cell>
              <table:table-cell office:value-type="float" office:value="8">
                <text:p>8</text:p>
                <draw:g>
                  <svg:desc>lammps.B20:lammps.D2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bar" chart:style-name="ch1">
        <chart:title svg:x="3.584cm" svg:y="0.315cm" chart:style-name="ch2">
          <text:p>Recall Improvement after Parameter Tuning</text:p>
        </chart:title>
        <chart:subtitle svg:x="6.573cm" svg:y="1.273cm" chart:style-name="ch3">
          <text:p>libmesh dataset</text:p>
        </chart:subtitle>
        <chart:legend chart:legend-position="end" svg:x="13.883cm" svg:y="3.701cm" style:legend-expansion="high" chart:style-name="ch4"/>
        <chart:plot-area chart:style-name="ch5" table:cell-range-address="libmesh.B17:libmesh.D20 libmesh.A18:libmesh.A20" chart:data-source-has-labels="both" svg:x="1.33cm" svg:y="2.135cm" svg:width="12.234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9cm" svg:y="2.135cm" svg:width="11.217cm" svg:height="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ibmesh.B17:libmesh.D17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ibmesh.B18:libmesh.D18" chart:label-cell-address="libmesh.A18:libmesh.A18" chart:class="chart:bar">
            <chart:data-point chart:repeated="3"/>
          </chart:series>
          <chart:series chart:style-name="ch11" chart:values-cell-range-address="libmesh.B19:libmesh.D19" chart:label-cell-address="libmesh.A19:libmesh.A19" chart:class="chart:bar">
            <chart:data-point chart:repeated="3"/>
          </chart:series>
          <chart:series chart:style-name="ch12" chart:values-cell-range-address="libmesh.B20:libmesh.D20" chart:label-cell-address="libmesh.A20:libmesh.A2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libmesh.B17:libmesh.D17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50.00%</text:p>
                <draw:g>
                  <svg:desc>libmesh.A18:libmesh.A18</svg:desc>
                </draw:g>
              </table:table-cell>
              <table:table-cell office:value-type="float" office:value="8">
                <text:p>8</text:p>
                <draw:g>
                  <svg:desc>libmesh.B18:libmesh.D1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.00%</text:p>
                <draw:g>
                  <svg:desc>libmesh.A19:libmesh.A19</svg:desc>
                </draw:g>
              </table:table-cell>
              <table:table-cell office:value-type="float" office:value="22">
                <text:p>22</text:p>
                <draw:g>
                  <svg:desc>libmesh.B19:libmesh.D19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.00%</text:p>
                <draw:g>
                  <svg:desc>libmesh.A20:libmesh.A20</svg:desc>
                </draw:g>
              </table:table-cell>
              <table:table-cell office:value-type="float" office:value="7">
                <text:p>7</text:p>
                <draw:g>
                  <svg:desc>libmesh.B20:libmesh.D2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bar" chart:style-name="ch1">
        <chart:title svg:x="3.585cm" svg:y="0.315cm" chart:style-name="ch2">
          <text:p>Recall Improvement after Parameter Tuning</text:p>
        </chart:title>
        <chart:subtitle svg:x="6.257cm" svg:y="1.273cm" chart:style-name="ch3">
          <text:p>mdanalysis dataset</text:p>
        </chart:subtitle>
        <chart:legend chart:legend-position="end" svg:x="13.884cm" svg:y="3.701cm" style:legend-expansion="high" chart:style-name="ch4"/>
        <chart:plot-area chart:style-name="ch5" table:cell-range-address="mda.B16:mda.D19 mda.A17:mda.A19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48cm" svg:y="2.135cm" svg:width="11.219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mda.B16:mda.D16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mda.B17:mda.D17" chart:label-cell-address="mda.A17:mda.A17" chart:class="chart:bar">
            <chart:data-point chart:repeated="3"/>
          </chart:series>
          <chart:series chart:style-name="ch11" chart:values-cell-range-address="mda.B18:mda.D18" chart:label-cell-address="mda.A18:mda.A18" chart:class="chart:bar">
            <chart:data-point chart:repeated="3"/>
          </chart:series>
          <chart:series chart:style-name="ch12" chart:values-cell-range-address="mda.B19:mda.D19" chart:label-cell-address="mda.A19:mda.A1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mda.B16:mda.D16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50.00%</text:p>
                <draw:g>
                  <svg:desc>mda.A17:mda.A17</svg:desc>
                </draw:g>
              </table:table-cell>
              <table:table-cell office:value-type="float" office:value="27">
                <text:p>27</text:p>
                <draw:g>
                  <svg:desc>mda.B17:mda.D1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.00%</text:p>
                <draw:g>
                  <svg:desc>mda.A18:mda.A18</svg:desc>
                </draw:g>
              </table:table-cell>
              <table:table-cell office:value-type="float" office:value="19">
                <text:p>19</text:p>
                <draw:g>
                  <svg:desc>mda.B18:mda.D18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.00%</text:p>
                <draw:g>
                  <svg:desc>mda.A19:mda.A19</svg:desc>
                </draw:g>
              </table:table-cell>
              <table:table-cell office:value-type="float" office:value="9">
                <text:p>9</text:p>
                <draw:g>
                  <svg:desc>mda.B19:mda.D1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Execution Time (ms)</text:p>
        </chart:title>
        <chart:subtitle svg:x="6.144cm" svg:y="1.275cm" chart:style-name="ch3">
          <text:p>for the whole dataset</text:p>
        </chart:subtitle>
        <chart:legend chart:legend-position="end" svg:x="14.319cm" svg:y="3.454cm" style:legend-expansion="high" chart:style-name="ch4"/>
        <chart:plot-area chart:style-name="ch5" table:cell-range-address="time.B1:time.E5 time.A2:time.A5" chart:data-source-has-labels="both" svg:x="1.331cm" svg:y="2.138cm" svg:width="12.668cm" svg:height="6.682cm">
          <chartooo:coordinate-region svg:x="2.323cm" svg:y="2.337cm" svg:width="11.676cm" svg:height="5.836cm"/>
          <chart:axis chart:dimension="x" chart:name="primary-x" chart:style-name="ch6" chartooo:axis-type="auto">
            <chartooo:date-scale/>
            <chart:categories table:cell-range-address="time.B1:time.E1"/>
          </chart:axis>
          <chart:axis chart:dimension="y" chart:name="primary-y" chart:style-name="ch7">
            <chart:title svg:x="0.451cm" svg:y="6.198cm" chart:style-name="ch8">
              <text:p>time (ms)</text:p>
            </chart:title>
            <chart:grid chart:style-name="ch9" chart:class="major"/>
          </chart:axis>
          <chart:series chart:style-name="ch10" chart:values-cell-range-address="time.B2:time.E2" chart:label-cell-address="time.A2:time.A2" chart:class="chart:bar">
            <chart:data-point chart:repeated="4"/>
          </chart:series>
          <chart:series chart:style-name="ch11" chart:values-cell-range-address="time.B3:time.E3" chart:label-cell-address="time.A3:time.A3" chart:class="chart:bar">
            <chart:data-point chart:repeated="4"/>
          </chart:series>
          <chart:series chart:style-name="ch12" chart:values-cell-range-address="time.B4:time.E4" chart:label-cell-address="time.A4:time.A4" chart:class="chart:bar">
            <chart:data-point chart:repeated="4"/>
          </chart:series>
          <chart:series chart:style-name="ch13" chart:values-cell-range-address="time.B5:time.E5" chart:label-cell-address="time.A5:time.A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init</text:p>
                <draw:g>
                  <svg:desc>time.B1:time.E1</svg:desc>
                </draw:g>
              </table:table-cell>
              <table:table-cell office:value-type="string">
                <text:p>lammps</text:p>
              </table:table-cell>
              <table:table-cell office:value-type="string">
                <text:p>libmesh</text:p>
              </table:table-cell>
              <table:table-cell office:value-type="string">
                <text:p>mdnalaysis</text:p>
              </table:table-cell>
            </table:table-row>
          </table:table-header-rows>
          <table:table-rows>
            <table:table-row>
              <table:table-cell office:value-type="string">
                <text:p>CART</text:p>
                <draw:g>
                  <svg:desc>time.A2:time.A2</svg:desc>
                </draw:g>
              </table:table-cell>
              <table:table-cell office:value-type="float" office:value="498">
                <text:p>498</text:p>
                <draw:g>
                  <svg:desc>time.B2:time.E2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FFT</text:p>
                <draw:g>
                  <svg:desc>time.A3:time.A3</svg:desc>
                </draw:g>
              </table:table-cell>
              <table:table-cell office:value-type="float" office:value="13102">
                <text:p>13102</text:p>
                <draw:g>
                  <svg:desc>time.B3:time.E3</svg:desc>
                </draw:g>
              </table:table-cell>
              <table:table-cell office:value-type="float" office:value="8046">
                <text:p>8046</text:p>
              </table:table-cell>
              <table:table-cell office:value-type="float" office:value="4662">
                <text:p>466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RF</text:p>
                <draw:g>
                  <svg:desc>time.A4:time.A4</svg:desc>
                </draw:g>
              </table:table-cell>
              <table:table-cell office:value-type="float" office:value="817">
                <text:p>817</text:p>
                <draw:g>
                  <svg:desc>time.B4:time.E4</svg:desc>
                </draw:g>
              </table:table-cell>
              <table:table-cell office:value-type="float" office:value="442">
                <text:p>442</text:p>
              </table:table-cell>
              <table:table-cell office:value-type="float" office:value="312">
                <text:p>3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VFDT</text:p>
                <draw:g>
                  <svg:desc>time.A5:time.A5</svg:desc>
                </draw:g>
              </table:table-cell>
              <table:table-cell office:value-type="float" office:value="19">
                <text:p>19</text:p>
                <draw:g>
                  <svg:desc>time.B5:time.E5</svg:desc>
                </draw:g>
              </table:table-cell>
              <table:table-cell office:value-type="float" office:value="421">
                <text:p>421</text:p>
              </table:table-cell>
              <table:table-cell office:value-type="float" office:value="1991">
                <text:p>199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